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color="#808080" draw:fill="solid" draw:fill-color="#ffffff" draw:fill-gradient-name="Gradient_20_3" draw:fill-hatch-name="Black_20_90_20_Degrees" draw:textarea-horizontal-align="center" draw:textarea-vertical-align="middle"/>
    </style:style>
    <style:style style:name="gr2" style:family="graphic" style:parent-style-name="standard">
      <style:graphic-properties svg:stroke-color="#808080" draw:fill="solid" draw:fill-color="#e6e6e6" draw:fill-gradient-name="Gradient_20_3" draw:fill-hatch-name="Black_20_90_20_Degre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56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fill="solid" draw:fill-color="#cccccc" draw:textarea-horizontal-align="center" draw:textarea-vertical-align="middle"/>
    </style:style>
    <style:style style:name="gr6" style:family="graphic" style:parent-style-name="standard">
      <style:graphic-properties draw:stroke="dash" draw:stroke-dash="Line_20_Style_20_9" svg:stroke-width="0.05cm" svg:stroke-color="#800080" draw:marker-start-width="0.275cm" draw:marker-end-width="0.275cm" draw:fill="solid" draw:fill-color="#cccccc" draw:textarea-horizontal-align="center" draw:textarea-vertical-align="middle" fo:padding-top="0.15cm" fo:padding-bottom="0.15cm" fo:padding-left="0.275cm" fo:padding-right="0.275cm" draw:shadow="visible" draw:shadow-offset-x="0.04cm" draw:shadow-offset-y="0.04cm"/>
    </style:style>
    <style:style style:name="gr7" style:family="graphic" style:parent-style-name="standard">
      <style:graphic-properties svg:stroke-color="#800080" draw:fill="solid" draw:fill-color="#ffffff" draw:textarea-horizontal-align="center" draw:textarea-vertical-align="middle" draw:shadow="visible" draw:shadow-offset-x="0.04cm" draw:shadow-offset-y="0.04cm" draw:shadow-opacity="60%"/>
    </style:style>
    <style:style style:name="gr8" style:family="graphic" style:parent-style-name="standard">
      <style:graphic-properties draw:stroke="solid" svg:stroke-color="#800080" draw:fill="solid" draw:fill-color="#ffffff" draw:textarea-horizontal-align="center" draw:textarea-vertical-align="middle" draw:shadow="visible" draw:shadow-offset-x="0.02cm" draw:shadow-offset-y="0.02cm"/>
    </style:style>
    <style:style style:name="gr9" style:family="graphic" style:parent-style-name="standard">
      <style:graphic-properties draw:stroke="solid" svg:stroke-color="#008080" draw:fill="solid" draw:fill-color="#ffffff" draw:textarea-horizontal-align="center" draw:textarea-vertical-align="middle" draw:shadow="visible" draw:shadow-offset-x="0.02cm" draw:shadow-offset-y="0.02cm"/>
    </style:style>
    <style:style style:name="gr10" style:family="graphic" style:parent-style-name="standard">
      <style:graphic-properties draw:stroke="none" svg:stroke-color="#000000" draw:fill="none" draw:fill-color="#ffffff" fo:min-height="3cm"/>
    </style:style>
    <style:style style:name="gr11" style:family="graphic" style:parent-style-name="standard">
      <style:graphic-properties draw:stroke="dash" draw:stroke-dash="Ultrafine_20_Dashed" svg:stroke-color="#008080" draw:fill="solid" draw:fill-color="#cccccc"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solid" svg:stroke-color="#dc2300" draw:fill="solid" draw:fill-color="#ffffff" draw:textarea-horizontal-align="center" draw:textarea-vertical-align="middle" draw:shadow="visible" draw:shadow-offset-x="0.02cm" draw:shadow-offset-y="0.02cm"/>
    </style:style>
    <style:style style:name="gr14" style:family="graphic" style:parent-style-name="standard">
      <style:graphic-properties draw:stroke="solid" svg:stroke-color="#008080" draw:fill="solid" draw:fill-color="#ffffff" draw:textarea-horizontal-align="center" draw:textarea-vertical-align="middle" draw:shadow="visible" draw:shadow-offset-x="0.02cm" draw:shadow-offset-y="0.02cm"/>
    </style:style>
    <style:style style:name="gr15" style:family="graphic" style:parent-style-name="standard">
      <style:graphic-properties svg:stroke-width="0.02cm" svg:stroke-color="#008080" draw:marker-start="Arrowheads_20_2" draw:marker-start-width="0.23cm" draw:marker-end="Arrowheads_20_2" draw:marker-end-width="0.23cm" draw:fill="solid" draw:fill-color="#cccccc" draw:textarea-horizontal-align="center" draw:textarea-vertical-align="middle" fo:padding-top="0.135cm" fo:padding-bottom="0.135cm" fo:padding-left="0.26cm" fo:padding-right="0.26cm"/>
    </style:style>
    <style:style style:name="gr16" style:family="graphic" style:parent-style-name="standard">
      <style:graphic-properties draw:stroke="solid" svg:stroke-color="#dc2300" draw:fill="solid" draw:fill-color="#ffffff" draw:textarea-horizontal-align="center" draw:textarea-vertical-align="middle" draw:shadow="visible" draw:shadow-offset-x="0.02cm" draw:shadow-offset-y="0.02cm"/>
    </style:style>
    <style:style style:name="gr17" style:family="graphic" style:parent-style-name="standard">
      <style:graphic-properties svg:stroke-width="0.02cm" svg:stroke-color="#dc2300" draw:marker-start="Arrowheads_20_2" draw:marker-start-width="0.23cm" draw:marker-end="Arrowheads_20_2" draw:marker-end-width="0.23cm" draw:fill="solid" draw:fill-color="#cccccc" draw:textarea-horizontal-align="center" draw:textarea-vertical-align="middle" fo:padding-top="0.135cm" fo:padding-bottom="0.135cm" fo:padding-left="0.26cm" fo:padding-right="0.26cm"/>
    </style:style>
    <style:style style:name="P1" style:family="paragraph">
      <style:paragraph-properties fo:text-align="center"/>
    </style:style>
    <style:style style:name="P2" style:family="paragraph">
      <style:text-properties fo:font-size="12pt" fo:text-shadow="1pt 1pt" fo:font-weight="bold" style:font-size-asian="12pt" style:font-weight-asian="bold" style:font-size-complex="12pt" style:font-weight-complex="bold"/>
    </style:style>
    <style:style style:name="P3" style:family="paragraph">
      <style:paragraph-properties fo:text-align="center"/>
      <style:text-properties fo:text-shadow="1pt 1pt"/>
    </style:style>
    <style:style style:name="P4" style:family="paragraph">
      <style:paragraph-properties fo:text-align="center"/>
      <style:text-properties fo:font-size="12pt" style:font-size-asian="12pt" style:font-size-complex="12pt"/>
    </style:style>
    <style:style style:name="P5" style:family="paragraph">
      <style:text-properties fo:font-size="10.5pt" fo:text-shadow="1pt 1pt" style:font-size-asian="10.5pt" style:font-size-complex="10.5pt"/>
    </style:style>
    <style:style style:name="P6" style:family="paragraph">
      <style:text-properties fo:font-size="10.5pt" style:font-size-asian="10.5pt" style:font-size-complex="10.5pt"/>
    </style:style>
    <style:style style:name="P7" style:family="paragraph">
      <style:paragraph-properties fo:text-align="end"/>
    </style:style>
    <style:style style:name="P8" style:family="paragraph">
      <style:paragraph-properties fo:text-align="end"/>
      <style:text-properties fo:font-size="12pt" style:font-size-asian="12pt" style:font-size-complex="12pt"/>
    </style:style>
    <style:style style:name="T1" style:family="text">
      <style:text-properties fo:font-size="12pt" fo:text-shadow="1pt 1pt" fo:font-weight="bold" style:font-size-asian="12pt" style:font-weight-asian="bold" style:font-size-complex="12pt" style:font-weight-complex="bold"/>
    </style:style>
    <style:style style:name="T2" style:family="text">
      <style:text-properties fo:text-shadow="1pt 1pt"/>
    </style:style>
    <style:style style:name="T3" style:family="text">
      <style:text-properties fo:font-size="12pt" style:font-size-asian="12pt" style:font-size-complex="12pt"/>
    </style:style>
    <style:style style:name="T4" style:family="text">
      <style:text-properties fo:font-size="10.5pt" fo:text-shadow="1pt 1pt" style:font-size-asian="10.5pt" style:font-size-complex="10.5pt"/>
    </style:style>
    <style:style style:name="T5" style:family="text">
      <style:text-properties fo:font-size="10.5pt" style:font-size-asian="10.5pt" style:font-size-complex="10.5pt"/>
    </style:style>
    <style:style style:name="T6" style:family="text">
      <style:text-properties fo:color="#dc2300" fo:font-size="10.5pt" style:font-size-asian="10.5pt" style:font-size-complex="10.5pt"/>
    </style:style>
    <style:style style:name="T7" style:family="text">
      <style:text-properties fo:color="#800080" fo:font-size="12pt" style:font-size-asian="12pt" style:font-size-complex="12pt"/>
    </style:style>
    <style:style style:name="T8" style:family="text">
      <style:text-properties fo:color="#008080" fo:font-size="12pt" style:font-size-asian="12pt" style:font-size-complex="12pt"/>
    </style:style>
    <style:style style:name="T9" style:family="text">
      <style:text-properties fo:color="#dc23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 style:num-format="1">
        <style:list-level-properties/>
        <style:text-properties style:use-window-font-color="true" fo:font-size="100%"/>
      </text:list-level-style-number>
      <text:list-level-style-number text:level="2" style:num-prefix="(" style:num-suffix=")  " style:num-format="1">
        <style:list-level-properties text:space-before="0.6cm" text:min-label-width="0.6cm"/>
        <style:text-properties style:use-window-font-color="true" fo:font-size="100%"/>
      </text:list-level-style-number>
      <text:list-level-style-number text:level="3" style:num-prefix="(" style:num-suffix=")  " style:num-format="1">
        <style:list-level-properties text:space-before="1.2cm" text:min-label-width="0.6cm"/>
        <style:text-properties style:use-window-font-color="true" fo:font-size="100%"/>
      </text:list-level-style-number>
      <text:list-level-style-number text:level="4" style:num-prefix="(" style:num-suffix=")  " style:num-format="1">
        <style:list-level-properties text:space-before="1.8cm" text:min-label-width="0.6cm"/>
        <style:text-properties style:use-window-font-color="true" fo:font-size="100%"/>
      </text:list-level-style-number>
      <text:list-level-style-number text:level="5" style:num-prefix="(" style:num-suffix=")  " style:num-format="1">
        <style:list-level-properties text:space-before="2.4cm" text:min-label-width="0.6cm"/>
        <style:text-properties style:use-window-font-color="true" fo:font-size="100%"/>
      </text:list-level-style-number>
      <text:list-level-style-number text:level="6" style:num-prefix="(" style:num-suffix=")  " style:num-format="1">
        <style:list-level-properties text:space-before="3cm" text:min-label-width="0.6cm"/>
        <style:text-properties style:use-window-font-color="true" fo:font-size="100%"/>
      </text:list-level-style-number>
      <text:list-level-style-number text:level="7" style:num-prefix="(" style:num-suffix=")  " style:num-format="1">
        <style:list-level-properties text:space-before="3.6cm" text:min-label-width="0.6cm"/>
        <style:text-properties style:use-window-font-color="true" fo:font-size="100%"/>
      </text:list-level-style-number>
      <text:list-level-style-number text:level="8" style:num-prefix="(" style:num-suffix=")  " style:num-format="1">
        <style:list-level-properties text:space-before="4.2cm" text:min-label-width="0.6cm"/>
        <style:text-properties style:use-window-font-color="true" fo:font-size="100%"/>
      </text:list-level-style-number>
      <text:list-level-style-number text:level="9" style:num-prefix="(" style:num-suffix=")  " style:num-format="1">
        <style:list-level-properties text:space-before="4.8cm" text:min-label-width="0.6cm"/>
        <style:text-properties style:use-window-font-color="true" fo:font-size="100%"/>
      </text:list-level-style-number>
      <text:list-level-style-number text:level="10" style:num-prefix="(" style:num-suffix=")  "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rect draw:style-name="gr1" draw:text-style-name="P1" draw:layer="layout" svg:width="6.64cm" svg:height="0.7cm" svg:x="6.9cm" svg:y="7.201cm">
          <text:p/>
        </draw:rect>
        <draw:rect draw:style-name="gr1" draw:text-style-name="P1" draw:layer="layout" svg:width="16cm" svg:height="0.7cm" svg:x="3cm" svg:y="8.802cm">
          <text:p/>
        </draw:rect>
        <draw:rect draw:style-name="gr1" draw:text-style-name="P1" draw:layer="layout" svg:width="16cm" svg:height="0.7cm" svg:x="3cm" svg:y="11.602cm">
          <text:p/>
        </draw:rect>
        <draw:rect draw:style-name="gr1" draw:text-style-name="P1" draw:layer="layout" svg:width="16cm" svg:height="0.7cm" svg:x="3cm" svg:y="8cm">
          <text:p/>
        </draw:rect>
        <draw:rect draw:style-name="gr2" draw:text-style-name="P1" draw:layer="layout" svg:width="16cm" svg:height="1cm" svg:x="3cm" svg:y="4.2cm">
          <text:p/>
        </draw:rect>
        <draw:rect draw:style-name="gr2" draw:text-style-name="P1" draw:layer="layout" svg:width="16cm" svg:height="1cm" svg:x="3cm" svg:y="6.1cm">
          <text:p/>
        </draw:rect>
        <draw:rect draw:style-name="gr2" draw:text-style-name="P1" draw:layer="layout" svg:width="16cm" svg:height="1cm" svg:x="3cm" svg:y="10.5cm">
          <text:p/>
        </draw:rect>
        <draw:frame draw:style-name="gr3" draw:text-style-name="P2" draw:layer="layout" svg:width="1.302cm" svg:height="0.721cm" svg:x="0.8cm" svg:y="4.3cm">
          <draw:text-box>
            <text:p><text:span text:style-name="T1">FTP</text:span></text:p>
          </draw:text-box>
        </draw:frame>
        <draw:frame draw:style-name="gr3" draw:text-style-name="P2" draw:layer="layout" svg:width="1.912cm" svg:height="1.191cm" svg:x="0.801cm" svg:y="6cm">
          <draw:text-box>
            <text:p><text:span text:style-name="T1">branch</text:span><text:span text:style-name="T1"><text:line-break/></text:span><text:span text:style-name="T1">ftp-git</text:span></text:p>
          </draw:text-box>
        </draw:frame>
        <draw:frame draw:style-name="gr3" draw:text-style-name="P2" draw:layer="layout" svg:width="1.912cm" svg:height="1.191cm" svg:x="0.802cm" svg:y="10.401cm">
          <draw:text-box>
            <text:p><text:span text:style-name="T1">branch</text:span><text:span text:style-name="T1"><text:line-break/></text:span><text:span text:style-name="T1">master</text:span></text:p>
          </draw:text-box>
        </draw:frame>
        <draw:frame draw:style-name="gr4" draw:text-style-name="P3" draw:layer="layout" svg:width="18cm" svg:height="1.25cm" svg:x="1cm" svg:y="0.9cm">
          <draw:text-box>
            <text:p text:style-name="P1"><text:span text:style-name="T2">Synchronizing working directory with FTP</text:span></text:p>
          </draw:text-box>
        </draw:frame>
        <draw:line draw:style-name="gr5" draw:text-style-name="P1" draw:layer="layout" svg:x1="1cm" svg:y1="2cm" svg:x2="19cm" svg:y2="2cm">
          <text:p/>
        </draw:line>
        <draw:line draw:style-name="gr6" draw:text-style-name="P1" draw:layer="layout" svg:x1="3.3cm" svg:y1="3.7cm" svg:x2="3.3cm" svg:y2="12.5cm">
          <text:p/>
        </draw:line>
        <draw:rect draw:style-name="gr7" draw:text-style-name="P4" draw:layer="layout" svg:width="2.5cm" svg:height="1.5cm" svg:x="2.1cm" svg:y="2.5cm">
          <text:p text:style-name="P1"><text:span text:style-name="T3">everything</text:span><text:span text:style-name="T3"><text:line-break/></text:span><text:span text:style-name="T3">in sync</text:span></text:p>
        </draw:rect>
        <draw:rect draw:style-name="gr8" draw:text-style-name="P4" draw:layer="layout" svg:width="1.5cm" svg:height="0.78cm" svg:x="3.5cm" svg:y="4.3cm">
          <text:p text:style-name="P1"><text:span text:style-name="T3">update</text:span></text:p>
        </draw:rect>
        <draw:rect draw:style-name="gr9" draw:text-style-name="P4" draw:layer="layout" svg:width="4.3cm" svg:height="0.78cm" svg:x="7cm" svg:y="4.3cm">
          <text:p text:style-name="P1"><text:span text:style-name="T3">generate new list (2)</text:span></text:p>
        </draw:rect>
        <draw:rect draw:style-name="gr9" draw:text-style-name="P4" draw:layer="layout" svg:width="3.3cm" svg:height="0.5cm" svg:x="8.6cm" svg:y="8.1cm">
          <text:p text:style-name="P1"><text:span text:style-name="T3">compare (3)</text:span></text:p>
        </draw:rect>
        <draw:rect draw:style-name="gr9" draw:text-style-name="P4" draw:layer="layout" svg:width="2.8cm" svg:height="0.78cm" svg:x="9.6cm" svg:y="6.2cm">
          <text:p text:style-name="P1"><text:span text:style-name="T3">download (4)</text:span></text:p>
        </draw:rect>
        <draw:frame draw:style-name="gr3" draw:text-style-name="P5" draw:layer="layout" svg:width="2.026cm" svg:height="0.706cm" svg:x="0.8cm" svg:y="8.001cm">
          <draw:text-box>
            <text:p><text:span text:style-name="T4">ftp-git.log</text:span></text:p>
          </draw:text-box>
        </draw:frame>
        <draw:frame draw:style-name="gr3" draw:text-style-name="P5" draw:layer="layout" svg:width="0.976cm" svg:height="0.706cm" svg:x="0.8cm" svg:y="8.803cm">
          <draw:text-box>
            <text:p><text:span text:style-name="T4">Git</text:span></text:p>
          </draw:text-box>
        </draw:frame>
        <draw:frame draw:style-name="gr3" draw:text-style-name="P5" draw:layer="layout" svg:width="0.976cm" svg:height="0.706cm" svg:x="0.8cm" svg:y="11.603cm">
          <draw:text-box>
            <text:p><text:span text:style-name="T4">Git</text:span></text:p>
          </draw:text-box>
        </draw:frame>
        <draw:frame draw:style-name="gr10" draw:text-style-name="P6" draw:layer="layout" svg:width="18.2cm" svg:height="8.136cm" svg:x="0.8cm" svg:y="12.8cm">
          <draw:text-box>
            <text:list text:style-name="L2">
              <text:list-item>
                <text:p><text:span text:style-name="T5">Merge master onto ftp-git banch. The ftp-git branch has to be up to date, so that a fast- forward merge back onto master is possible. If this fails, abort and ask user to bring the ftp-git branch up tp date.</text:span></text:p>
              </text:list-item>
              <text:list-item>
                <text:p><text:span text:style-name="T5">Generate and download the new list. Store temporarily.</text:span></text:p>
              </text:list-item>
              <text:list-item>
                <text:p><text:span text:style-name="T5">Compare the new list to the one in the working directory. The result is the set of changes that were made since the last down sync before the current commit. Storing the list in git makes resyncing an old commit possible.</text:span></text:p>
              </text:list-item>
              <text:list-item>
                <text:p><text:span text:style-name="T5">Download all changes. Since the comparison is based on the last time, the down sync was performed, files that were changed and uploaded in the mean time will just be downloaded again. This is OK, because git will recognize, that nothing has actually changed. Further, git-ftp and ftp-git can only be used independently if we choose this approach.</text:span></text:p>
              </text:list-item>
              <text:list-item>
                <text:p><text:span text:style-name="T5">Update the list in the working directory and perform a git add on it. If the user merges the branches successfully, the next sync will be based on this list.</text:span></text:p>
              </text:list-item>
              <text:list-item>
                <text:p><text:span text:style-name="T5">Ask user to merge ftp-git branch back onto master branch. This is where the users can check what has changed and decide how to handle it.</text:span></text:p>
              </text:list-item>
              <text:list-item>
                <text:p><text:span text:style-name="T5">Upload the changes. </text:span><text:span text:style-name="T6">The changes that made it through the merge will be downloaded again when the next down sync is made, since the list is not updated.</text:span></text:p>
                <text:p><text:span text:style-name="T6"/></text:p>
              </text:list-item>
            </text:list>
            <text:p><text:span text:style-name="T6">Update ftp-git.log partially when uploading via git-ftp?</text:span></text:p>
            <text:p><text:span text:style-name="T6">Use git-ftp for up sync =&gt; extend diagram</text:span></text:p>
          </draw:text-box>
        </draw:frame>
        <draw:rect draw:style-name="gr9" draw:text-style-name="P4" draw:layer="layout" svg:width="1.3cm" svg:height="0.5cm" svg:x="7cm" svg:y="7.3cm">
          <text:p text:style-name="P1"><text:span text:style-name="T3">create</text:span></text:p>
        </draw:rect>
        <draw:line draw:style-name="gr11" draw:text-style-name="P1" draw:layer="layout" svg:x1="7cm" svg:y1="5cm" svg:x2="7cm" svg:y2="7.5cm">
          <text:p/>
        </draw:line>
        <draw:frame draw:style-name="gr12" draw:text-style-name="P8" draw:layer="layout" svg:width="4.028cm" svg:height="1.661cm" svg:x="15.2cm" svg:y="2.2cm">
          <draw:text-box>
            <text:p text:style-name="P7"><text:span text:style-name="T7">external conditions</text:span><text:span text:style-name="T3"><text:line-break/></text:span><text:span text:style-name="T8">ftp-git down sync</text:span><text:span text:style-name="T3"><text:line-break/></text:span><text:span text:style-name="T9">manual processes</text:span></text:p>
          </draw:text-box>
        </draw:frame>
        <draw:rect draw:style-name="gr13" draw:text-style-name="P4" draw:layer="layout" svg:width="3cm" svg:height="0.5cm" svg:x="13.8cm" svg:y="8.9cm">
          <text:p text:style-name="P1"><text:span text:style-name="T3">merge (6)</text:span></text:p>
        </draw:rect>
        <draw:rect draw:style-name="gr14" draw:text-style-name="P4" draw:layer="layout" svg:width="0.6cm" svg:height="0.5cm" svg:x="8.6cm" svg:y="7.3cm">
          <text:p/>
        </draw:rect>
        <draw:line draw:style-name="gr15" draw:text-style-name="P1" draw:layer="layout" svg:x1="8.9cm" svg:y1="7.5cm" svg:x2="8.9cm" svg:y2="8.4cm">
          <text:p/>
        </draw:line>
        <draw:frame draw:style-name="gr3" draw:text-style-name="P5" draw:layer="layout" svg:width="2.352cm" svg:height="0.706cm" svg:x="0.8cm" svg:y="7.202cm">
          <draw:text-box>
            <text:p><text:span text:style-name="T4">ftp-git.temp</text:span></text:p>
          </draw:text-box>
        </draw:frame>
        <draw:rect draw:style-name="gr9" draw:text-style-name="P4" draw:layer="layout" svg:width="1.8cm" svg:height="0.5cm" svg:x="3.9cm" svg:y="8.9cm">
          <text:p text:style-name="P1"><text:span text:style-name="T3">checkout</text:span></text:p>
        </draw:rect>
        <draw:rect draw:style-name="gr9" draw:text-style-name="P4" draw:layer="layout" svg:width="3cm" svg:height="0.5cm" svg:x="5.9cm" svg:y="8.9cm">
          <text:p text:style-name="P1"><text:span text:style-name="T3">merge (1)</text:span></text:p>
        </draw:rect>
        <draw:rect draw:style-name="gr9" draw:text-style-name="P4" draw:layer="layout" svg:width="2.8cm" svg:height="0.5cm" svg:x="10.6cm" svg:y="7.3cm">
          <text:p text:style-name="P1"><text:span text:style-name="T3">update (5)</text:span></text:p>
        </draw:rect>
        <draw:rect draw:style-name="gr14" draw:text-style-name="P4" draw:layer="layout" svg:width="0.6cm" svg:height="0.5cm" svg:x="12.8cm" svg:y="8.1cm">
          <text:p/>
        </draw:rect>
        <draw:line draw:style-name="gr15" draw:text-style-name="P1" draw:layer="layout" svg:x1="13.1cm" svg:y1="7.5cm" svg:x2="13.1cm" svg:y2="8.4cm">
          <text:p/>
        </draw:line>
        <draw:rect draw:style-name="gr14" draw:text-style-name="P4" draw:layer="layout" svg:width="0.6cm" svg:height="0.5cm" svg:x="5.9cm" svg:y="11.7cm">
          <text:p/>
        </draw:rect>
        <draw:line draw:style-name="gr15" draw:text-style-name="P1" draw:layer="layout" svg:x1="6.2cm" svg:y1="9.1cm" svg:x2="6.2cm" svg:y2="12.1cm">
          <text:p/>
        </draw:line>
        <draw:rect draw:style-name="gr16" draw:text-style-name="P4" draw:layer="layout" svg:width="0.6cm" svg:height="0.5cm" svg:x="13.8cm" svg:y="11.7cm">
          <text:p/>
        </draw:rect>
        <draw:line draw:style-name="gr17" draw:text-style-name="P1" draw:layer="layout" svg:x1="14.1cm" svg:y1="9.1cm" svg:x2="14.1cm" svg:y2="12.1cm">
          <text:p/>
        </draw:line>
        <draw:rect draw:style-name="gr13" draw:text-style-name="P4" draw:layer="layout" svg:width="2.9cm" svg:height="0.78cm" svg:x="15.4cm" svg:y="10.6cm">
          <text:p text:style-name="P1"><text:span text:style-name="T3">upload (7)</text:span></text:p>
        </draw:rect>
        <draw:rect draw:style-name="gr16" draw:text-style-name="P4" draw:layer="layout" svg:width="0.6cm" svg:height="0.78cm" svg:x="17.7cm" svg:y="4.3cm">
          <text:p/>
        </draw:rect>
        <draw:line draw:style-name="gr17" draw:text-style-name="P1" draw:layer="layout" svg:x1="18cm" svg:y1="4.6cm" svg:x2="18cm" svg:y2="11.1cm">
          <text:p/>
        </draw:line>
        <draw:line draw:style-name="gr6" draw:text-style-name="P1" draw:layer="layout" svg:x1="18.6cm" svg:y1="4cm" svg:x2="18.6cm" svg:y2="12.5cm">
          <text:p/>
        </draw:line>
        <draw:rect draw:style-name="gr13" draw:text-style-name="P4" draw:layer="layout" svg:width="2.1cm" svg:height="0.5cm" svg:x="14.6cm" svg:y="11.7cm">
          <text:p text:style-name="P1"><text:span text:style-name="T3">commit</text:span></text:p>
        </draw:rect>
        <draw:rect draw:style-name="gr8" draw:text-style-name="P4" draw:layer="layout" svg:width="1.5cm" svg:height="0.78cm" svg:x="3.5cm" svg:y="10.6cm">
          <text:p text:style-name="P1"><text:span text:style-name="T3">update</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3" draw:display-name="Gradient 3" draw:style="radial" draw:cx="30%" draw:cy="30%" draw:start-color="#800000" draw:end-color="#ffff00" draw:start-intensity="100%" draw:end-intensity="100%" draw:border="20%"/>
    <draw:hatch draw:name="Black_20_90_20_Degrees" draw:display-name="Black 90 Degrees" draw:style="single" draw:color="#000000" draw:distance="0.102cm" draw:rotation="900"/>
    <draw:marker draw:name="Arrow" svg:viewBox="0 0 20 30" svg:d="m10 0-10 30h20z"/>
    <draw:marker draw:name="Arrowheads_20_2" draw:display-name="Arrowheads 2" svg:viewBox="0 0 1131 902" svg:d="m564 0-564 902h1131z"/>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cm" fo:page-height="2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imo Besenreuther</meta:initial-creator>
    <meta:creation-date>2010-04-11T14:00:08</meta:creation-date>
    <dc:date>2010-04-11T18:01:24</dc:date>
    <dc:creator>Timo Besenreuther</dc:creator>
    <meta:editing-duration>PT03H10M47S</meta:editing-duration>
    <meta:editing-cycles>17</meta:editing-cycles>
    <meta:generator>OpenOffice.org/3.1$Unix OpenOffice.org_project/310m19$Build-9420</meta:generator>
    <meta:document-statistic meta:object-count="44"/>
  </office:meta>
</office:document-meta>
</file>